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78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835cm"/>
    </style:style>
    <style:style style:name="Table4.D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55cm"/>
    </style:style>
    <style:style style:name="Table5.G" style:family="table-column">
      <style:table-column-properties style:column-width="2.06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3.316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</text:p>
            <text:p text:style-name="P4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3">PAN Number </text:p>
            <text:p text:style-name="P13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2"><text:placeholder text:placeholder-type="text">&lt;o.partner_id and o.partner_id.ce_rc or ''&gt;</text:placeholder></text:span></text:p>
            <text:p text:style-name="P4">:<text:span text:style-name="T2"><text:placeholder text:placeholder-type="text">&lt;o.partner_id and o.partner_id.ecc or ''&gt;</text:placeholder></text:span></text:p>
            <text:p text:style-name="P4">:<text:span text:style-name="T2"><text:placeholder text:placeholder-type="text">&lt;o.partner_id and o.partner_id.pan_tin or ''&gt;</text:placeholder></text:span></text:p>
            <text:p text:style-name="P13">:<text:placeholder text:placeholder-type="text">&lt;o.partner_id and o.partner_id.cst or ''&gt;</text:placeholder></text:p>
            <text:p text:style-name="P1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4">Transporter : <text:placeholder text:placeholder-type="text">&lt;o.delivery_order_id and o.delivery_order_id.transporter or ''&gt;</text:placeholder></text:p>
            <text:p text:style-name="P14">Truck No : <text:placeholder text:placeholder-type="text">&lt;o.delivery_order_id and o.delivery_order_id.truck or ''&gt;</text:placeholder></text:p>
            <text:p text:style-name="P14">Booked To : <text:placeholder text:placeholder-type="text">&lt;o.booked_to or ''&gt;</text:placeholder></text:p>
            <text:p text:style-name="P14">Date &amp; Time of</text:p>
            <text:p text:style-name="P14">Prep. Of Inv: <text:placeholder text:placeholder-type="text">&lt;o.inv_date_as_char&gt;</text:placeholder></text:p>
            <text:p text:style-name="P14">Rem. Of Goods : <text:placeholder text:placeholder-type="text">&lt;o.inv_date_as_char&gt;</text:placeholder></text:p>
            <text:p text:style-name="P14">LR Number : <text:placeholder text:placeholder-type="text">&lt;o.lr_no or ''&gt;</text:placeholder></text:p>
            <text:p text:style-name="P14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><text:placeholder text:placeholder-type="text">&lt;line.product_id and line.product_id.name or ''&gt;</text:placeholder></text:p>
            <text:p text:style-name="P4"/>
            <text:p text:style-name="P10"><text:span text:style-name="T1">Gross</text:span> <text:span text:style-name="T1">Amount</text:span></text:p>
            <text:p text:style-name="P11"/>
            <text:p text:style-name="P11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><text:placeholder text:placeholder-type="text">&lt;round(line.price_unit or 0,2)&gt;</text:placeholder>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><text:placeholder text:placeholder-type="text">&lt;round(get_qty_mt(line.quantity, line.uos_id and line.uos_id.name or False, o.invoice_type)*(line.price_unit or 0),2)&gt;</text:placeholder></text:p>
            <text:p text:style-name="P4"/>
            <text:p text:style-name="P4"><text:placeholder text:placeholder-type="text">&lt;round(get_qty_mt(line.quantity, line.uos_id and line.uos_id.name or False, o.invoice_type)*(line.price_unit or 0),2)&gt;</text:placeholder><text:soft-page-break/>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,2)&gt;</text:placeholder>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ext:soft-page-break/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/>
            <text:p text:style-name="P14"><text:s text:c="4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/>
            <text:p text:style-name="P14"/>
            <text:p text:style-name="P14"><text:s text:c="3"/><text:placeholder text:placeholder-type="text">&lt;o.other_info or ''&gt;</text:placeholder></text:p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4"/>
            <text:p text:style-name="P14"/>
            <text:p text:style-name="P14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4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6T21:45:13</dc:date>
    <meta:editing-duration>P2DT1H33M55S</meta:editing-duration>
    <meta:editing-cycles>30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68" meta:word-count="354" meta:character-count="3783" meta:non-whitespace-character-count="3385"/>
  </office:meta>
</office:document-meta>
</file>